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text-properties style:font-name="Times New Roman" fo:font-size="12pt" style:font-size-asian="12pt" style:font-size-complex="12pt"/>
    </style:style>
    <style:style style:name="P3" style:family="paragraph" style:parent-style-name="Heading_20_2">
      <style:text-properties style:font-name="Times New Roman" fo:font-size="12pt" style:font-size-asian="12pt" style:font-size-complex="12pt"/>
    </style:style>
    <style:style style:name="P4" style:family="paragraph" style:parent-style-name="Heading_20_2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Times New Roman" fo:font-weight="bold" style:font-weight-asian="bold" style:font-weight-complex="bold"/>
    </style:style>
    <style:style style:name="P8" style:family="paragraph" style:parent-style-name="Text_20_body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 style:list-style-name="L2"/>
    <style:style style:name="P10" style:family="paragraph" style:parent-style-name="Text_20_body" style:list-style-name="L1">
      <style:paragraph-properties>
        <style:tab-stops/>
      </style:paragraph-properties>
    </style:style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10"/>
    <style:style style:name="P16" style:family="paragraph" style:parent-style-name="Text_20_body" style:list-style-name="L1">
      <style:paragraph-properties fo:margin-left="0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7" style:family="paragraph" style:parent-style-name="Text_20_body" style:list-style-name="L1">
      <style:paragraph-properties fo:margin-left="0cm" fo:margin-right="0cm" fo:text-indent="0cm" style:auto-text-indent="false">
        <style:tab-stops/>
      </style:paragraph-properties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8" style:family="paragraph" style:parent-style-name="Text_20_body" style:list-style-name="L1">
      <style:paragraph-properties fo:margin-left="0cm" fo:margin-right="0cm" fo:text-indent="0cm" style:auto-text-indent="false">
        <style:tab-stops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20" style:family="paragraph" style:parent-style-name="Text_20_body" style:list-style-name="L1">
      <style:paragraph-properties fo:margin-left="0cm" fo:margin-right="0cm" fo:text-indent="0cm" style:auto-text-indent="false" fo:background-color="transparent">
        <style:tab-stops/>
        <style:background-image/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font-style="italic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Requisiti funzionali</text:h>
      <text:p text:style-name="Text_20_body"><text:span text:style-name="T7"/></text:p>
      <text:p text:style-name="Text_20_body">Genitore:</text:p>
      <text:list xml:id="list38211445" text:style-name="L5">
        <text:list-item>
          <text:p text:style-name="P11">visualizza le attività didattiche dell'asilo.</text:p>
        </text:list-item>
        <text:list-item>
          <text:p text:style-name="P11">Modifica una risposta sul forum.</text:p>
        </text:list-item>
        <text:list-item>
          <text:p text:style-name="P11"><text:span text:style-name="T9">modifica un argomento.</text:span></text:p>
        </text:list-item>
        <text:list-item>
          <text:p text:style-name="P11"><text:span text:style-name="T9">modifica una risposta.</text:span></text:p>
        </text:list-item>
        <text:list-item>
          <text:p text:style-name="P11"><text:span text:style-name="T9">Ricerca argomenti.</text:span></text:p>
        </text:list-item>
        <text:list-item>
          <text:p text:style-name="P11"><text:span text:style-name="T9">Visualizza evento</text:span></text:p>
        </text:list-item>
        <text:list-item>
          <text:p text:style-name="P11"><text:span text:style-name="T9">visualizza contenuto programma educativo</text:span></text:p>
          <text:p text:style-name="P11"><text:span text:style-name="T9"/></text:p>
        </text:list-item>
      </text:list>
      <text:list xml:id="list37563947" text:style-name="L1">
        <text:list-header>
          <text:p text:style-name="P18"><text:s/>Educatore didattico: </text:p>
        </text:list-header>
        <text:list-item>
          <text:p text:style-name="P10">Modifica un risposta sul forum.</text:p>
        </text:list-item>
        <text:list-item>
          <text:p text:style-name="P10">Ricerca argomenti.</text:p>
        </text:list-item>
        <text:list-item>
          <text:p text:style-name="P10">Visualizza contenuto programma educativo</text:p>
        </text:list-item>
        <text:list-item>
          <text:p text:style-name="P10">visualizza programma educativo</text:p>
        </text:list-item>
        <text:list-item>
          <text:p text:style-name="P10">notifica eventi</text:p>
          <text:p text:style-name="P10"/>
          <text:p text:style-name="P18"/>
        </text:list-item>
      </text:list>
      <text:p text:style-name="P19"><text:span text:style-name="T2"/></text:p>
      <text:p text:style-name="P7">Direttore:</text:p>
      <text:list xml:id="list38191937" text:style-name="L2">
        <text:list-item>
          <text:p text:style-name="P9">visualizza eventi.</text:p>
        </text:list-item>
        <text:list-item>
          <text:p text:style-name="P9">visualizza dettagli eventi.</text:p>
        </text:list-item>
        <text:list-item>
          <text:p text:style-name="P9">ricerca eventi.</text:p>
        </text:list-item>
        <text:list-item>
          <text:p text:style-name="P9"><text:span text:style-name="T9">Modifica una risposta nel forum.</text:span></text:p>
        </text:list-item>
        <text:list-item>
          <text:p text:style-name="P9"><text:span text:style-name="T9">modifica un argomento.</text:span></text:p>
        </text:list-item>
        <text:list-item>
          <text:p text:style-name="P9"><text:span text:style-name="T9">ricerca argomenti.</text:span></text:p>
        </text:list-item>
        <text:list-item>
          <text:p text:style-name="P9"><text:span text:style-name="T9">visualizza contenuto programma educativo</text:span></text:p>
        </text:list-item>
        <text:list-item>
          <text:p text:style-name="P9"><text:span text:style-name="T9">visualizza programma educativo</text:span></text:p>
          <text:p text:style-name="P9"><text:span text:style-name="T9"/></text:p>
        </text:list-item>
      </text:list>
      <text:p text:style-name="Text_20_body"><text:span text:style-name="T9"/></text:p>
      <text:p text:style-name="P7"/>
      <text:h text:style-name="P4" text:outline-level="2">Piscopedagogo:</text:h>
      <text:list xml:id="list38249688" text:style-name="L6">
        <text:list-item>
          <text:p text:style-name="P12"><text:span text:style-name="T9">Modifica una risposta nel forum.</text:span></text:p>
        </text:list-item>
        <text:list-item>
          <text:p text:style-name="P12"><text:span text:style-name="T9">modifica un argomento.</text:span></text:p>
        </text:list-item>
        <text:list-item>
          <text:p text:style-name="P12"><text:span text:style-name="T9">ricerca argomenti.</text:span></text:p>
        </text:list-item>
        <text:list-item>
          <text:p text:style-name="P12"><text:soft-page-break/><text:span text:style-name="T9">Ricerca evento</text:span></text:p>
        </text:list-item>
        <text:list-item>
          <text:p text:style-name="P12"><text:span text:style-name="T9">visualizza contenuto programma educativo</text:span></text:p>
        </text:list-item>
      </text:list>
      <text:p text:style-name="P8"/>
      <text:p text:style-name="P8"/>
      <text:p text:style-name="P8"><text:bookmark text:name="__RefHeading__347_493657548"/>Delegato questionari:<text:bookmark-end text:name="__RefHeading__347_493657548"/></text:p>
      <text:list xml:id="list38304213" text:style-name="L7">
        <text:list-item>
          <text:p text:style-name="P13">Inserimento questionario</text:p>
        </text:list-item>
        <text:list-item>
          <text:p text:style-name="P13">visualizza questionario</text:p>
        </text:list-item>
        <text:list-item>
          <text:p text:style-name="P13">elimina questionario</text:p>
        </text:list-item>
        <text:list-item>
          <text:p text:style-name="P13">Visualizza dettagli questionario</text:p>
        </text:list-item>
        <text:list-item>
          <text:p text:style-name="P13">Visualizza statistica questionario</text:p>
        </text:list-item>
        <text:list-item>
          <text:p text:style-name="P13">Ricerca argomenti</text:p>
        </text:list-item>
      </text:list>
      <text:p text:style-name="Text_20_body"/>
      <text:p text:style-name="Text_20_body">Responsabile Scientifico: </text:p>
      <text:list xml:id="list38485757" text:style-name="L8">
        <text:list-item>
          <text:p text:style-name="P14">visualizza contenuto programma educativo</text:p>
        </text:list-item>
        <text:list-item>
          <text:p text:style-name="P14">cancellazione <text:s/>programma educativo</text:p>
        </text:list-item>
        <text:list-item>
          <text:p text:style-name="P14">inserimento programma educativo</text:p>
        </text:list-item>
        <text:list-item>
          <text:p text:style-name="P14">modifica programma educativo</text:p>
        </text:list-item>
        <text:list-item>
          <text:p text:style-name="P14">visualizza programma educativo</text:p>
          <text:p text:style-name="P14"/>
        </text:list-item>
      </text:list>
      <text:p text:style-name="Standard"/>
      <text:p text:style-name="Text_20_body"/>
      <text:p text:style-name="Text_20_body"/>
      <text:p text:style-name="Text_20_body"/>
      <text:p text:style-name="Text_20_body">Maestra:</text:p>
      <text:p text:style-name="Text_20_body"/>
      <text:p text:style-name="Text_20_body"/>
      <text:p text:style-name="Text_20_body"/>
      <text:p text:style-name="Text_20_body">Utente Forum:</text:p>
      <text:list xml:id="list38537228" text:style-name="L10">
        <text:list-item>
          <text:p text:style-name="P15"><text:span text:style-name="T9">modifica una risposta nel forum</text:span></text:p>
        </text:list-item>
        <text:list-item>
          <text:p text:style-name="P15"><text:span text:style-name="T9">modifica un argomento nel forum</text:span></text:p>
        </text:list-item>
        <text:list-item>
          <text:p text:style-name="P15"><text:span text:style-name="T9">modifica di un commento nel forum</text:span></text:p>
        </text:list-item>
        <text:list-item>
          <text:p text:style-name="P15"><text:span text:style-name="T9">visualizza argomento forum</text:span></text:p>
        </text:list-item>
        <text:list-item>
          <text:p text:style-name="P15"><text:span text:style-name="T9">visualizza lista argomenti forum</text:span></text:p>
        </text:list-item>
        <text:list-item>
          <text:p text:style-name="P15"><text:span text:style-name="T9">ricerca argomenti forum</text:span></text:p>
        </text:list-item>
        <text:list-item>
          <text:p text:style-name="P15"><text:span text:style-name="T9">inserimento argomento</text:span></text:p>
        </text:list-item>
        <text:list-item>
          <text:p text:style-name="P15"><text:span text:style-name="T9">inserimento commento argomento</text:span></text:p>
        </text:list-item>
        <text:list-item>
          <text:p text:style-name="P15"><text:span text:style-name="T9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51cm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Giulio Franco</meta:initial-creator>
    <meta:creation-date>2012-10-13T01:29:43</meta:creation-date>
    <dc:date>2012-10-23T18:45:27.59</dc:date>
    <meta:editing-duration>P1DT1H13M46S</meta:editing-duration>
    <meta:editing-cycles>8</meta:editing-cycles>
    <meta:document-statistic meta:table-count="0" meta:image-count="0" meta:object-count="0" meta:page-count="2" meta:paragraph-count="53" meta:word-count="199" meta:character-count="1429"/>
  </office:meta>
</office:document-meta>
</file>